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Wingdings" svg:font-family="Wingding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.5in" fo:margin-right="0in" fo:margin-top="0in" fo:margin-bottom="0in" style:contextual-spacing="false" style:line-height-at-least="0.2264in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Text_20_body">
      <style:paragraph-properties fo:margin-left="0.5in" fo:margin-right="0in" fo:margin-top="0in" fo:margin-bottom="0in" style:contextual-spacing="false" style:line-height-at-least="0.2264in" fo:text-indent="0in" style:auto-text-indent="false"/>
    </style:style>
    <style:style style:name="T1" style:family="text">
      <style:text-properties style:font-name="Wingdings" fo:font-size="11pt"/>
    </style:style>
    <style:style style:name="T2" style:family="text">
      <style:text-properties fo:font-size="11pt"/>
    </style:style>
    <style:style style:name="T3" style:family="text">
      <style:text-properties fo:font-variant="normal" fo:text-transform="none" fo:color="#000000" style:font-name="Wingdings" fo:font-size="11pt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" fo:font-size="11pt" fo:letter-spacing="normal" fo:font-style="normal" fo:font-weight="normal"/>
    </style:style>
    <style:style style:name="T5" style:family="text">
      <style:text-properties style:font-name="Times New Roman" fo:font-size="18pt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5">Project Success Factors</text:span></text:h>
      <text:p text:style-name="P2"/>
      <text:p text:style-name="P2"><text:span text:style-name="T1">Ø </text:span><text:span text:style-name="T2">A common goal – good problem definition</text:span></text:p>
      <text:p text:style-name="P2"><text:span text:style-name="T1">Ø </text:span><text:span text:style-name="T2">Good team work</text:span></text:p>
      <text:p text:style-name="P2"><text:span text:style-name="T1">Ø </text:span><text:span text:style-name="T2">Proper planning</text:span></text:p>
      <text:p text:style-name="P2"><text:span text:style-name="T1">Ø </text:span><text:span text:style-name="T2">Small, achievable milestones</text:span></text:p>
      <text:p text:style-name="P2"><text:span text:style-name="T1">Ø </text:span><text:span text:style-name="T2">Open communication among team members</text:span></text:p>
      <text:p text:style-name="P2"><text:span text:style-name="T1">Ø </text:span><text:span text:style-name="T2">Pre-defined roles and responsibilities of team members</text:span></text:p>
      <text:p text:style-name="P2"><text:span text:style-name="T1">Ø </text:span><text:span text:style-name="T2">Equal division of labor</text:span></text:p>
      <text:p text:style-name="P2"><text:span text:style-name="T1">Ø </text:span><text:span text:style-name="T2">Usage of collaboration tools</text:span></text:p>
      <text:p text:style-name="P2"><text:span text:style-name="T1">Ø </text:span><text:span text:style-name="T2">Brainstorming – fosters creativity</text:span></text:p>
      <text:p text:style-name="P2"><text:span text:style-name="T1">Ø </text:span><text:span text:style-name="T2">Adequate documentation</text:span></text:p>
      <text:p text:style-name="P3"><text:span text:style-name="T3">Ø </text:span><text:span text:style-name="T4">An involved cli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, serif"/>
    <style:font-face style:name="Wingdings" svg:font-family="Wingding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1:10:21.761322000</meta:creation-date>
    <dc:date>2015-01-22T11:11:20.303677000</dc:date>
    <meta:editing-duration>P0D</meta:editing-duration>
    <meta:editing-cycles>1</meta:editing-cycles>
    <meta:document-statistic meta:table-count="0" meta:image-count="0" meta:object-count="0" meta:page-count="1" meta:paragraph-count="12" meta:word-count="56" meta:character-count="357" meta:non-whitespace-character-count="311"/>
    <meta:generator>LibreOffice/4.2.8.2$MacOSX_x86 LibreOffice_project/48d50dbfc06349262c9d50868e5c1f630a573ebd</meta:generator>
  </office:meta>
</office:document-meta>
</file>